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7cm"/>
    </style:style>
    <style:style style:name="gr2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2.7cm"/>
    </style:style>
    <style:style style:name="gr3" style:family="graphic" style:parent-style-name="standard">
      <style:graphic-properties svg:stroke-color="#000000" draw:fill-color="#add58a" draw:textarea-horizontal-align="justify" draw:textarea-vertical-align="middle" draw:auto-grow-height="false" fo:min-height="1.35cm" fo:min-width="3.5cm"/>
    </style:style>
    <style:style style:name="gr4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692cm"/>
    </style:style>
    <style:style style:name="gr5" style:family="graphic" style:parent-style-name="standard">
      <style:graphic-properties svg:stroke-color="#000000" draw:fill-color="#f04e4d" draw:textarea-horizontal-align="justify" draw:textarea-vertical-align="middle" draw:auto-grow-height="false" fo:min-height="1.164cm" fo:min-width="1.904cm"/>
    </style:style>
    <style:style style:name="gr6" style:family="graphic" style:parent-style-name="standard">
      <style:graphic-properties svg:stroke-color="#000000" draw:fill-color="#fdc578" draw:textarea-horizontal-align="justify" draw:textarea-vertical-align="middle" draw:auto-grow-height="false" fo:min-height="1.35cm" fo:min-width="2.7cm"/>
    </style:style>
    <style:style style:name="gr7" style:family="graphic" style:parent-style-name="objectwithoutfill">
      <style:graphic-properties svg:stroke-width="0.1cm" svg:stroke-color="#000000" draw:marker-start-width="0.5cm" draw:marker-end="Arrow" draw:marker-end-width="0.2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3cm"/>
    </style:style>
    <style:style style:name="gr10" style:family="graphic" style:parent-style-name="standard">
      <style:graphic-properties svg:stroke-color="#000000" draw:fill-color="#59c5c7"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1.4cm"/>
    </style:style>
    <style:style style:name="gr12" style:family="graphic" style:parent-style-name="standard">
      <style:graphic-properties svg:stroke-color="#000000" draw:fill-color="#fdc578" draw:textarea-horizontal-align="justify" draw:textarea-vertical-align="middle" draw:auto-grow-height="false" fo:min-height="0.75cm" fo:min-width="0.96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  <style:text-properties style:font-name="Abyssinica SIL"/>
    </style:style>
    <style:style style:name="P3" style:family="paragraph">
      <loext:graphic-properties draw:fill-color="#59c5c7"/>
      <style:paragraph-properties fo:text-align="center"/>
      <style:text-properties style:font-name="Abyssinica SIL"/>
    </style:style>
    <style:style style:name="P4" style:family="paragraph">
      <loext:graphic-properties draw:fill-color="#f04e4d"/>
      <style:paragraph-properties fo:text-align="center"/>
    </style:style>
    <style:style style:name="P5" style:family="paragraph">
      <loext:graphic-properties draw:fill-color="#fdc578"/>
      <style:paragraph-properties fo:text-align="center"/>
      <style:text-properties style:font-name="Abyssinica SI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Abyssinica SIL"/>
    </style:style>
    <style:style style:name="P8" style:family="paragraph">
      <loext:graphic-properties draw:fill="none" draw:fill-color="#ffffff"/>
      <style:text-properties style:font-name="Abyssinica SIL"/>
    </style:style>
    <style:style style:name="P9" style:family="paragraph">
      <loext:graphic-properties draw:fill-color="#ffffff"/>
    </style:style>
    <style:style style:name="T1" style:family="text">
      <style:text-properties style:font-name="Abyssinica SIL" fo:font-size="10pt" style:font-size-asian="10pt" style:font-size-complex="10pt"/>
    </style:style>
    <style:style style:name="T2" style:family="text">
      <style:text-properties style:font-name="Abyssinica SIL" fo:font-size="12pt" style:font-size-asian="12pt" style:font-size-complex="12pt"/>
    </style:style>
    <style:style style:name="T3" style:family="text">
      <style:text-properties style:font-name="Abyssinica SIL" fo:font-size="13pt" style:font-size-asian="13pt" style:font-size-complex="13pt"/>
    </style:style>
    <style:style style:name="T4" style:family="text">
      <style:text-properties style:font-name="Abyssinica SIL" fo:font-size="15pt" style:font-size-asian="15pt" style:font-size-complex="15pt"/>
    </style:style>
    <style:style style:name="T5" style:family="text">
      <style:text-properties style:font-name="Abyssinica SIL" fo:font-size="8pt" style:font-size-asian="8pt" style:font-size-complex="8pt"/>
    </style:style>
    <style:style style:name="T6" style:family="text">
      <style:text-properties style:font-name="Abyssinica SIL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2cm" svg:height="1.6cm" svg:x="11cm" svg:y="3.9cm">
          <text:p text:style-name="P1"><text:span text:style-name="T1">Generate the best</text:span></text:p>
          <text:p text:style-name="P1"><text:span text:style-name="T1">Perform Unroll</text:span></text:p>
          <text:p text:style-name="P1"><text:span text:style-name="T1">instance set (Utilis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cm" svg:height="1.6cm" svg:x="16.6cm" svg:y="3.9cm">
          <text:p text:style-name="P1"><text:span text:style-name="T2">Generate Block</text:span><text:span text:style-name="T2"><text:line-break/></text:span><text:span text:style-name="T2">Configu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6cm" svg:x="5.6cm" svg:y="3.9cm">
          <text:p text:style-name="P1"><text:span text:style-name="T3">Find valid</text:span><text:span text:style-name="T3"><text:line-break/></text:span><text:span text:style-name="T3">unroll instanc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cm" svg:height="2cm" svg:x="6.1cm" svg:y="1.1cm">
          <text:p text:style-name="P1"><text:span text:style-name="T4">Design</text:span><text:span text:style-name="T4"><text:line-break/></text:span><text:span text:style-name="T4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cm" svg:height="2cm" svg:x="1.4cm" svg:y="3.7cm">
          <text:p text:style-name="P1"><text:span text:style-name="T4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2cm" svg:height="1.6cm" svg:x="21.2cm" svg:y="3.9cm">
          <text:p text:style-name="P1"><text:span text:style-name="T2">Generate </text:span><text:span text:style-name="T2"><text:line-break/></text:span><text:span text:style-name="T2">Verilog model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8cm" svg:y1="4.7cm" svg:x2="5.6cm" svg:y2="4.7cm">
          <text:p/>
        </draw:line>
        <draw:line draw:style-name="gr7" draw:text-style-name="P6" draw:layer="layout" svg:x1="9.6cm" svg:y1="4.7cm" svg:x2="11cm" svg:y2="4.7cm">
          <text:p/>
        </draw:line>
        <draw:line draw:style-name="gr7" draw:text-style-name="P6" draw:layer="layout" svg:x1="15.2cm" svg:y1="4.7cm" svg:x2="16.6cm" svg:y2="4.7cm">
          <text:p/>
        </draw:line>
        <draw:line draw:style-name="gr7" draw:text-style-name="P6" draw:layer="layout" svg:x1="19.8cm" svg:y1="4.7cm" svg:x2="21.2cm" svg:y2="4.7cm">
          <text:p/>
        </draw:line>
        <draw:line draw:style-name="gr7" draw:text-style-name="P6" draw:layer="layout" svg:x1="7.675cm" svg:y1="3.1cm" svg:x2="7.675cm" svg:y2="3.9cm">
          <text:p/>
        </draw:line>
        <draw:frame draw:style-name="gr8" draw:text-style-name="P8" draw:layer="layout" svg:width="6.2cm" svg:height="0.886cm" svg:x="11.5cm" svg:y="6.014cm">
          <draw:text-box>
            <text:p text:style-name="P7">a) Heuristic</text:p>
          </draw:text-box>
        </draw:frame>
        <draw:custom-shape draw:style-name="gr9" draw:text-style-name="P3" draw:layer="layout" svg:width="3.8cm" svg:height="1.6cm" svg:x="16.6cm" svg:y="10.1cm">
          <text:p text:style-name="P1"><text:span text:style-name="T1">Find the best perform</text:span><text:span text:style-name="T1"><text:line-break/></text:span><text:span text:style-name="T1">N-combinations </text:span><text:span text:style-name="T1"><text:line-break/></text:span><text:span text:style-name="T1">of Configu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1.6cm" svg:x="5.6cm" svg:y="10.1cm">
          <text:p text:style-name="P1"><text:span text:style-name="T3">Find valid</text:span><text:span text:style-name="T3"><text:line-break/></text:span><text:span text:style-name="T3">unroll instanc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cm" svg:height="2cm" svg:x="6.1cm" svg:y="7.3cm">
          <text:p text:style-name="P1"><text:span text:style-name="T4">Design</text:span><text:span text:style-name="T4"><text:line-break/></text:span><text:span text:style-name="T4">constra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cm" svg:height="2cm" svg:x="1.4cm" svg:y="9.9cm">
          <text:p text:style-name="P1"><text:span text:style-name="T4">Benchmark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2cm" svg:height="1.6cm" svg:x="21.8cm" svg:y="10.1cm">
          <text:p text:style-name="P1"><text:span text:style-name="T2">Generate </text:span><text:span text:style-name="T2"><text:line-break/></text:span><text:span text:style-name="T2">Verilog model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8cm" svg:y1="10.9cm" svg:x2="5.6cm" svg:y2="10.9cm">
          <text:p/>
        </draw:line>
        <draw:line draw:style-name="gr7" draw:text-style-name="P6" draw:layer="layout" svg:x1="9.6cm" svg:y1="10.9cm" svg:x2="11cm" svg:y2="10.9cm">
          <text:p/>
        </draw:line>
        <draw:line draw:style-name="gr7" draw:text-style-name="P6" draw:layer="layout" svg:x1="15.2cm" svg:y1="10.9cm" svg:x2="16.6cm" svg:y2="10.9cm">
          <text:p/>
        </draw:line>
        <draw:line draw:style-name="gr7" draw:text-style-name="P6" draw:layer="layout" svg:x1="20.4cm" svg:y1="10.9cm" svg:x2="21.8cm" svg:y2="10.9cm">
          <text:p/>
        </draw:line>
        <draw:line draw:style-name="gr7" draw:text-style-name="P6" draw:layer="layout" svg:x1="7.675cm" svg:y1="9.3cm" svg:x2="7.675cm" svg:y2="10.1cm">
          <text:p/>
        </draw:line>
        <draw:frame draw:style-name="gr8" draw:text-style-name="P8" draw:layer="layout" svg:width="6.2cm" svg:height="0.886cm" svg:x="10.5cm" svg:y="12.214cm">
          <draw:text-box>
            <text:p text:style-name="P7">b) N-Config search</text:p>
          </draw:text-box>
        </draw:frame>
        <draw:custom-shape draw:style-name="gr10" draw:text-style-name="P3" draw:layer="layout" svg:width="4.2cm" svg:height="1.6cm" svg:x="11cm" svg:y="10.1cm">
          <text:p text:style-name="P1"><text:span text:style-name="T2">Generate All possible</text:span><text:span text:style-name="T2"><text:line-break/></text:span><text:span text:style-name="T2">Block Configurations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7.275cm" svg:y1="9.315cm" svg:x2="17.275cm" svg:y2="10.115cm">
          <text:p/>
        </draw:line>
        <draw:line draw:style-name="gr7" draw:text-style-name="P6" draw:layer="layout" svg:x1="19.675cm" svg:y1="10.09cm" svg:x2="19.675cm" svg:y2="9.29cm">
          <text:p/>
        </draw:line>
        <draw:custom-shape draw:style-name="gr11" draw:text-style-name="P5" draw:layer="layout" svg:width="1.9cm" svg:height="1cm" svg:x="18.7cm" svg:y="8.3cm">
          <text:p text:style-name="P1"><text:span text:style-name="T5">Generate </text:span><text:span text:style-name="T5"><text:line-break/></text:span><text:span text:style-name="T5">Verilog model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46cm" svg:height="1cm" svg:x="16.54cm" svg:y="8.3cm">
          <text:p text:style-name="P1"><text:span text:style-name="T6">Synthesis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8.7cm" svg:y1="8.815cm" svg:x2="18cm" svg:y2="8.815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10:41:34.497152281</meta:creation-date>
    <dc:date>2020-09-08T11:16:51.317051741</dc:date>
    <meta:editing-duration>PT11M1S</meta:editing-duration>
    <meta:editing-cycles>5</meta:editing-cycles>
    <meta:generator>LibreOffice/6.0.7.3$Linux_X86_64 LibreOffice_project/00m0$Build-3</meta:generator>
    <meta:document-statistic meta:object-count="52"/>
  </office:meta>
</office:document-meta>
</file>